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9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1" style:family="table-cell" style:parent-style-name="Default" style:data-style-name="N36"/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6.934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60375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2.59291666666667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/>
          <table:table-cell table:style-name="ce2"/>
          <table:table-cell table:number-columns-repeated="2" table:style-name="ce3"/>
          <table:table-cell table:number-columns-repeated="16380" table:style-name="ce1"/>
        </table:table-row>
        <table:table-row table:style-name="ro2">
          <table:table-cell/>
          <table:table-cell office:value-type="string" table:style-name="ce4">
            <text:p>DATE</text:p>
          </table:table-cell>
          <table:table-cell office:value-type="string" table:style-name="ce5">
            <text:p>FEEDBACK</text:p>
          </table:table-cell>
          <table:table-cell office:value-type="string" table:style-name="ce5">
            <text:p>PLAYING AS</text:p>
          </table:table-cell>
          <table:table-cell office:value-type="string" table:style-name="ce6">
            <text:p>DEPARTMENT</text:p>
          </table:table-cell>
          <table:table-cell office:value-type="string" table:style-name="ce6">
            <text:p>SEVERITY</text:p>
          </table:table-cell>
          <table:table-cell office:value-type="string" table:style-name="ce6">
            <text:p>FIXED BY</text:p>
          </table:table-cell>
          <table:table-cell office:value-type="string" table:style-name="ce6">
            <text:p>DATE FIXED</text:p>
          </table:table-cell>
          <table:table-cell office:value-type="string" table:style-name="ce6">
            <text:p>COMMENT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Lab floor is higher than the rest of the floo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is pretty slippe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lass door trigger areas need checking as they’re very difficult to ope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rridor from storage room to armoury has no collider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Ages ago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igns are good :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thanks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“Room leads to room” signag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I think this would remove the unknown factor of trying to find your way around a station while the alien is following you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signs above the corridors in the biosphe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2" table:style-name="ce1"/>
          <table:table-cell office:value-type="date" office:date-value="2020-03-13T00:00:00" table:style-name="ce8">
            <text:p>13-Mar</text:p>
          </table:table-cell>
          <table:table-cell office:value-type="string" table:style-name="ce1">
            <text:p>Moved signs to be better visible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door animation looks goo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3" table:style-name="ce1"/>
          <table:table-cell office:value-type="string" table:style-name="ce1">
            <text:p>suprising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door isn’t flush with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moving up stairs is weird as they attach to the sides of the stairs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rosshair would probably be better than a do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Acid spit would be cool”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aliens can’t go from pillar to ceil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s in the ceiling are difficult to get into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pillar at the bottom can glitch alien movement due to complex geometry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 room wall is clipped into entrance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3T00:00:00" table:style-name="ce8">
            <text:p>13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Broken office door clips through vent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vent entrance from gen room is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3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 “Training area” to get used to controls would be good. Obstacle course for alien, firing range for marine</text:p>
          </table:table-cell>
          <table:table-cell office:value-type="string" table:style-name="ce3">
            <text:p>Alien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Vent T section near security room, gen room, and canteen is misaligned, causes alien to disconnect from ven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steps don’t work, colliders need chec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Holo table on the canteen balcony has a mesh collider and should use primitives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pillar colliders need shrink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ailing bottom rung shouldn’t have a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climb up slanted tables as alien due to colliders not running all the way to the floo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s I canteen have no undersid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office:value-type="string" table:style-name="ce1">
            <text:p>They are glass, they aren't supposed too.</text:p>
          </table:table-cell>
          <table:table-cell table:number-columns-repeated="16375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tangular table leg visibly clipped into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Door from canteen to bio, you can see through to spa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n canteen TV against wall is floating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teen big wall panels in left corner next to bio door are not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john</text:p>
          </table:table-cell>
          <table:table-cell office:value-type="date" office:date-value="2020-03-31T00:00:00" table:style-name="ce8">
            <text:p>31-Mar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Jump takes a little practice to get used to, but did get used to it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t hit by glass doors on opening them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vents in offic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When I redid vents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right-most panel between glass doors has no collider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detailed wall, can’t be transferred to from the other wall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ffice floor right of desk has lines between texture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“Floor texture looks like minecraft sand” - did take an hour to notice this as alien</text:p>
          </table:table-cell>
          <table:table-cell office:value-type="string" table:style-name="ce3">
            <text:p>Alien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4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torage room door to armoury is really badly align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ther storage room door is open but renders as clos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rine mouse sensitivity is too high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ssault rifle recoil is too jerk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s hint that oxygen will regenerate in the biosphere</text:p>
          </table:table-cell>
          <table:table-cell office:value-type="string" table:style-name="ce3">
            <text:p>Marine</text:p>
          </table:table-cell>
          <table:table-cell office:value-type="string" table:style-name="ce13">
            <text:p>Writ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ontrol key shoot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ecoil doesn’t return gun to where you shot from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o crouch, jump or aim down sight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Alien eggs aren’t visible through the broken d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Can’t walk into the security room due to door alignmen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Generator room stairs need a railing as you can get yourself stuck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ossible secondary – faster breaching</text:p>
          </table:table-cell>
          <table:table-cell office:value-type="string" table:style-name="ce3">
            <text:p>Marine</text:p>
          </table:table-cell>
          <table:table-cell office:value-type="string" table:style-name="ce10">
            <text:p>Prototype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Rogue collider in spawn corridor floor allows marine to get air from walking forward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sign above space-side door in spawn corrid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awn corridor door not flush with the floo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Oxygen regeneration area doesn’t cover the whole biospher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date" office:date-value="2020-03-15T00:00:00" table:style-name="ce11">
            <text:p>15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Player seems very tall in spawn corridor, flloor collider may be too high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n audio clip in the spawn corridor, saying something like “Depressurising”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Audio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Effect in spawn corridor was obviously pressurisation</text:p>
          </table:table-cell>
          <table:table-cell office:value-type="string" table:style-name="ce3">
            <text:p>Marine</text:p>
          </table:table-cell>
          <table:table-cell office:value-type="string" table:style-name="ce12">
            <text:p>Feedback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Sprint should use oxygen faster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Feels like you should be able to open doors from a little further away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You can step up railings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It isn’t obvious what to do in the security room, or that there are two of them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The security room button also isn’t obviou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Need a UI element for a warning of low/ no oxygen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05T00:00:00" table:style-name="ce2">
            <text:p>05/03/2020</text:p>
          </table:table-cell>
          <table:table-cell office:value-type="string" table:style-name="ce3">
            <text:p>Max O2 displays as 99 not 100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style-name="ce1"/>
          <table:table-cell office:value-type="string" table:style-name="ce1">
            <text:p>Eugene</text:p>
          </table:table-cell>
          <table:table-cell office:value-type="date" office:date-value="2020-03-11T00:00:00" table:style-name="ce8">
            <text:p>11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behind desk in alien spawn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ontrols are snapping and disorientating with alien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he snapping of the alien makes it difficult to engage in combat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ore torch light is needed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Marines move too fast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feels underpowered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Oxygen is too low to complete the objective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ifficult to tell when you have changed orientation in a vent as the alien</text:p>
          </table:table-cell>
          <table:table-cell office:value-type="string" table:style-name="ce3">
            <text:p>Alien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orch light should be soft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You jump after going through a door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crosshair is hard t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Can get stuck underneath generator room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Generator room floor has collider issues that stops the marine from moving on the walkways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Death screen needs to be added as unable to tell when you die</text:p>
          </table:table-cell>
          <table:table-cell office:value-type="string" table:style-name="ce3">
            <text:p>Alien/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Sliding marines leads to overshooting corridor entrances</text:p>
          </table:table-cell>
          <table:table-cell office:value-type="string" table:style-name="ce3">
            <text:p>Marine</text:p>
          </table:table-cell>
          <table:table-cell office:value-type="string" table:style-name="ce9">
            <text:p>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Time to kill the alien is too low</text:p>
          </table:table-cell>
          <table:table-cell office:value-type="string" table:style-name="ce3">
            <text:p>Alien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Red against black door opening radial dial is hard too see</text:p>
          </table:table-cell>
          <table:table-cell office:value-type="string" table:style-name="ce3">
            <text:p>Alien/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iosphere door trigger area needs to be larger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style-name="ce1"/>
          <table:table-cell office:value-type="string" table:style-name="ce1">
            <text:p>Kyle</text:p>
          </table:table-cell>
          <table:table-cell office:value-type="string" table:style-name="ce1">
            <text:p>27-Mar</text:p>
          </table:table-cell>
          <table:table-cell table:number-columns-repeated="16376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Permanent objective guidance should be on screen</text:p>
          </table:table-cell>
          <table:table-cell office:value-type="string" table:style-name="ce3">
            <text:p>Marine</text:p>
          </table:table-cell>
          <table:table-cell office:value-type="string" table:style-name="ce1">
            <text:p>Design/ Programming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Breaching takes too long</text:p>
          </table:table-cell>
          <table:table-cell office:value-type="string" table:style-name="ce3">
            <text:p>Marine</text:p>
          </table:table-cell>
          <table:table-cell office:value-type="string" table:style-name="ce7">
            <text:p>Design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date" office:date-value="2020-03-24T00:00:00" table:style-name="ce2">
            <text:p>24/03/2020</text:p>
          </table:table-cell>
          <table:table-cell office:value-type="string" table:style-name="ce3">
            <text:p>Alien jump needs a charge bar</text:p>
          </table:table-cell>
          <table:table-cell office:value-type="string" table:style-name="ce3">
            <text:p>Alien</text:p>
          </table:table-cell>
          <table:table-cell office:value-type="string" table:style-name="ce1">
            <text:p>Design/ Programming/Art</text:p>
          </table:table-cell>
          <table:table-cell table:number-columns-repeated="16379" table:style-name="ce1"/>
        </table:table-row>
        <table:table-row table:number-rows-repeated="104849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date-style style:name="N36">
      <number:day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title/>
    <dc:description/>
    <dc:subject/>
    <meta:initial-creator/>
    <dc:creator>john john</dc:creator>
    <meta:creation-date>2020-03-06T09:20:28Z</meta:creation-date>
    <dc:date>2020-03-31T13:17:26Z</dc:date>
    <meta:editing-cycles>15</meta:editing-cycles>
    <meta:editing-duration>PT2092S</meta:editing-duration>
  </office:meta>
</office:document-meta>
</file>